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267cm" fo:min-width="20.229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9.267cm" fo:min-width="4.978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3.451cm" fo:min-width="3.942cm"/>
    </style:style>
    <style:style style:name="gr4" style:family="graphic" style:parent-style-name="standard">
      <style:graphic-properties draw:fill-color="#6600cc" draw:textarea-horizontal-align="justify" draw:textarea-vertical-align="middle" draw:auto-grow-height="false" fo:min-height="3.451cm" fo:min-width="10.457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3.451cm" fo:min-width="2.462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1.16cm" fo:min-width="2.462cm"/>
    </style:style>
    <style:style style:name="gr7" style:family="graphic" style:parent-style-name="standard">
      <style:graphic-properties draw:stroke="none" svg:stroke-color="#000000" draw:fill="none" draw:fill-color="#ffffff" fo:min-height="1.445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1.16cm" fo:min-width="2.462cm"/>
    </style:style>
    <style:style style:name="gr9" style:family="graphic" style:parent-style-name="standard">
      <style:graphic-properties draw:fill-color="#6600cc" draw:textarea-horizontal-align="justify" draw:textarea-vertical-align="middle" draw:auto-grow-height="false" fo:min-height="1.16cm" fo:min-width="2.462cm"/>
    </style:style>
    <style:style style:name="gr10" style:family="graphic" style:parent-style-name="standard">
      <style:graphic-properties draw:stroke="none" svg:stroke-color="#000000" draw:fill="none" draw:fill-color="#ffffff" fo:min-height="3.803cm"/>
    </style:style>
    <style:style style:name="gr11" style:family="graphic" style:parent-style-name="standard">
      <style:graphic-properties draw:stroke="none" svg:stroke-color="#000000" draw:fill="none" draw:fill-color="#ffffff" fo:min-height="1.512cm"/>
    </style:style>
    <style:style style:name="gr12" style:family="graphic" style:parent-style-name="standard">
      <style:graphic-properties draw:stroke="none" svg:stroke-color="#000000" draw:fill="none" draw:fill-color="#ffffff" fo:min-height="1.0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18pt" style:font-size-complex="18pt"/>
    </style:style>
    <style:style style:name="P3" style:family="paragraph">
      <loext:graphic-properties draw:fill-color="#ffff00"/>
      <style:paragraph-properties fo:text-align="center"/>
      <style:text-properties fo:font-size="28pt" style:font-size-asian="18pt" style:font-size-complex="18pt"/>
    </style:style>
    <style:style style:name="P4" style:family="paragraph">
      <loext:graphic-properties draw:fill-color="#6600cc"/>
      <style:paragraph-properties fo:text-align="center"/>
      <style:text-properties fo:font-size="28pt" style:font-size-asian="18pt" style:font-size-complex="18pt"/>
    </style:style>
    <style:style style:name="P5" style:family="paragraph">
      <style:paragraph-properties fo:text-align="center"/>
      <style:text-properties fo:font-size="28pt"/>
    </style:style>
    <style:style style:name="P6" style:family="paragraph">
      <loext:graphic-properties draw:fill-color="#ffff00"/>
      <style:paragraph-properties fo:text-align="center"/>
      <style:text-properties fo:font-size="28pt" fo:background-color="transparent" style:font-size-asian="18pt" style:font-size-complex="18pt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style:text-properties fo:font-size="28pt" style:font-size-asian="18pt" style:font-size-complex="18pt"/>
    </style:style>
    <style:style style:name="P9" style:family="paragraph">
      <loext:graphic-properties draw:fill="none" draw:fill-color="#ffffff"/>
      <style:text-properties fo:font-size="28pt" style:font-size-asian="18pt" style:font-size-complex="18pt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loext:graphic-properties draw:fill-color="#6600cc"/>
      <style:paragraph-properties fo:text-align="center"/>
    </style:style>
    <style:style style:name="P12" style:family="paragraph">
      <style:text-properties fo:font-size="20pt" style:font-size-asian="18pt" style:font-size-complex="18pt"/>
    </style:style>
    <style:style style:name="P13" style:family="paragraph">
      <loext:graphic-properties draw:fill="none" draw:fill-color="#ffffff"/>
      <style:text-properties fo:font-size="20pt" style:font-size-asian="18pt" style:font-size-complex="18pt"/>
    </style:style>
    <style:style style:name="P14" style:family="paragraph">
      <style:text-properties fo:color="#ffffff" fo:font-size="18pt" style:font-size-asian="18pt" style:font-size-complex="18pt"/>
    </style:style>
    <style:style style:name="P15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ize="28pt" fo:background-color="transparent" style:font-size-asian="18pt" style:font-size-complex="18pt"/>
    </style:style>
    <style:style style:name="T3" style:family="text">
      <style:text-properties fo:font-size="20pt" style:font-size-asian="18pt" style:font-size-complex="18pt"/>
    </style:style>
    <style:style style:name="T4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0.729cm" svg:height="9.517cm" svg:x="7.07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478cm" svg:height="9.517cm" svg:x="1.3cm" svg:y="1.5cm">
          <text:p text:style-name="P2"><text:span text:style-name="T1">Iv bloc</text:span></text:p>
          <text:p text:style-name="P2"><text:span text:style-name="T1">bl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442cm" svg:height="3.701cm" svg:x="8.259cm" svg:y="4.32cm">
          <text:p text:style-name="P2"><text:span text:style-name="T1">Nom</text:span></text:p>
          <text:p text:style-name="P2"><text:span text:style-name="T1">émett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0.957cm" svg:height="3.701cm" svg:x="16.255cm" svg:y="4.32cm">
          <text:p text:style-name="P2"><text:span text:style-name="T1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962cm" svg:height="3.701cm" svg:x="12.997cm" svg:y="4.32cm">
          <text:p text:style-name="P5"><text:span text:style-name="T2">Iv</text:span></text:p>
          <text:p text:style-name="P5"><text:span text:style-name="T2">Bloc</text:span></text:p>
          <text:p text:style-name="P5"><text:span text:style-name="T2">vio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.962cm" svg:height="1.41cm" svg:x="1.892cm" svg:y="12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22.506cm" svg:height="1.695cm" svg:x="5.6cm" svg:y="12.805cm">
          <draw:text-box>
            <text:p text:style-name="P8"><text:span text:style-name="T1">Blocs </text:span><text:span text:style-name="T1">non </text:span><text:span text:style-name="T1">chiffr</text:span><text:span text:style-name="T1">é.</text:span></text:p>
          </draw:text-box>
        </draw:frame>
        <draw:custom-shape draw:style-name="gr8" draw:text-style-name="P10" draw:layer="layout" svg:width="2.962cm" svg:height="1.41cm" svg:x="1.892cm" svg:y="1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2.962cm" svg:height="1.41cm" svg:x="1.892cm" svg:y="16.48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8.212cm" svg:height="4.053cm" svg:x="5.298cm" svg:y="15.247cm">
          <draw:text-box>
            <text:p text:style-name="P8"><text:span text:style-name="T1">Blocs chiffrés ainsi que tout ce </text:span><text:span text:style-name="T1">qu’ils contiennent.</text:span></text:p>
          </draw:text-box>
        </draw:frame>
        <draw:frame draw:style-name="gr11" draw:text-style-name="P13" draw:layer="layout" svg:width="19.249cm" svg:height="1.762cm" svg:x="7.963cm" svg:y="2.029cm">
          <draw:text-box>
            <text:p text:style-name="P12"><text:span text:style-name="T3">Chiffré avec clef </text:span><text:span text:style-name="T3">destinataire</text:span></text:p>
          </draw:text-box>
        </draw:frame>
        <draw:frame draw:style-name="gr12" draw:text-style-name="P15" draw:layer="layout" svg:width="10.068cm" svg:height="1.345cm" svg:x="16.432cm" svg:y="4.6cm">
          <draw:text-box>
            <text:p text:style-name="P14"><text:span text:style-name="T4">Chiffr</text:span><text:span text:style-name="T4">é </text:span><text:span text:style-name="T4">clef </text:span><text:span text:style-name="T4">émet</text:span><text:span text:style-name="T4">teu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18:14:49.820265346</meta:creation-date>
    <dc:date>2017-03-16T18:32:59.945795563</dc:date>
    <meta:editing-duration>PT31S</meta:editing-duration>
    <meta:editing-cycles>1</meta:editing-cycles>
    <meta:document-statistic meta:object-count="12"/>
    <meta:generator>LibreOffice/5.1.6.2$Linux_x86 LibreOffice_project/10m0$Build-2</meta:generator>
  </office:meta>
</office:document-meta>
</file>